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2000001DE11C2680E87CA1C40.png" manifest:media-type="image/png"/>
  <manifest:file-entry manifest:full-path="Pictures/1000020100000192000001DE955DA5B7533F7AE1.png" manifest:media-type="image/png"/>
  <manifest:file-entry manifest:full-path="Pictures/1000020100000192000001DEC53E08B24BCF1ECB.png" manifest:media-type="image/png"/>
  <manifest:file-entry manifest:full-path="Pictures/1000020100000192000001DE7A88F7340989B504.png" manifest:media-type="image/png"/>
  <manifest:file-entry manifest:full-path="Pictures/1000020100000192000001DEE241C29638CF46A4.png" manifest:media-type="image/png"/>
  <manifest:file-entry manifest:full-path="Pictures/1000020100000192000001DE1935E023C4751C55.png" manifest:media-type="image/png"/>
  <manifest:file-entry manifest:full-path="Pictures/1000020100000192000001DE04C8D9087A1A72B3.png" manifest:media-type="image/png"/>
  <manifest:file-entry manifest:full-path="Pictures/1000020100000192000001DED677646EF91F7C2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1654in" svg:height="3.7638in" draw:z-index="0"><draw:image xlink:href="Pictures/1000020100000192000001DED677646EF91F7C29.png" xlink:type="simple" xlink:show="embed" xlink:actuate="onLoad"/></draw:frame><draw:frame draw:style-name="fr2" draw:name="Image2" text:anchor-type="paragraph" svg:x="2.0252in" svg:y="-0.1453in" svg:width="3.1654in" svg:height="3.7638in" draw:z-index="1"><draw:image xlink:href="Pictures/1000020100000192000001DE1935E023C4751C55.png" xlink:type="simple" xlink:show="embed" xlink:actuate="onLoad"/></draw:frame><draw:frame draw:style-name="fr2" draw:name="Image3" text:anchor-type="paragraph" svg:x="-1.7827in" svg:y="-0.0272in" svg:width="3.1654in" svg:height="3.7638in" draw:z-index="2"><draw:image xlink:href="Pictures/1000020100000192000001DE7A88F7340989B504.png" xlink:type="simple" xlink:show="embed" xlink:actuate="onLoad"/></draw:frame><draw:frame draw:style-name="fr2" draw:name="Image4" text:anchor-type="paragraph" svg:x="4.9201in" svg:y="0.1173in" svg:width="2.7925in" svg:height="3.3209in" draw:z-index="3"><draw:image xlink:href="Pictures/1000020100000192000001DEC53E08B24BCF1ECB.png" xlink:type="simple" xlink:show="embed" xlink:actuate="onLoad"/></draw:frame><draw:frame draw:style-name="fr2" draw:name="Image5" text:anchor-type="paragraph" svg:x="0.0516in" svg:y="3.6835in" svg:width="2.3264in" svg:height="2.7661in" draw:z-index="4"><draw:image xlink:href="Pictures/1000020100000192000001DE04C8D9087A1A72B3.png" xlink:type="simple" xlink:show="embed" xlink:actuate="onLoad"/></draw:frame><draw:frame draw:style-name="fr2" draw:name="Image6" text:anchor-type="paragraph" svg:x="4.1646in" svg:y="3.4374in" svg:width="2.4634in" svg:height="2.9291in" draw:z-index="5"><draw:image xlink:href="Pictures/1000020100000192000001DE955DA5B7533F7AE1.png" xlink:type="simple" xlink:show="embed" xlink:actuate="onLoad"/></draw:frame><draw:frame draw:style-name="fr2" draw:name="Image7" text:anchor-type="paragraph" svg:x="0.4953in" svg:y="6.4484in" svg:width="3.1654in" svg:height="3.7638in" draw:z-index="6"><draw:image xlink:href="Pictures/1000020100000192000001DEE241C29638CF46A4.png" xlink:type="simple" xlink:show="embed" xlink:actuate="onLoad"/></draw:frame><draw:frame draw:style-name="fr2" draw:name="Image8" text:anchor-type="paragraph" svg:x="4.0307in" svg:y="6.4484in" svg:width="3.1654in" svg:height="3.7638in" draw:z-index="7"><draw:image xlink:href="Pictures/1000020100000192000001DE11C2680E87CA1C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Rosti</meta:initial-creator>
    <meta:creation-date>2015-11-17T17:13:45.980669000</meta:creation-date>
    <dc:date>2015-11-17T17:16:01.317043000</dc:date>
    <dc:creator>Marcus Rosti</dc:creator>
    <meta:editing-duration>PT2M16S</meta:editing-duration>
    <meta:editing-cycles>1</meta:editing-cycles>
    <meta:document-statistic meta:table-count="0" meta:image-count="8" meta:object-count="0" meta:page-count="1" meta:paragraph-count="0" meta:word-count="0" meta:character-count="0" meta:non-whitespace-character-count="0"/>
    <meta:generator>LibreOffice/5.0.2.2$MacOSX_X86_64 LibreOffice_project/37b43f919e4de5eeaca9b9755ed688758a8251fe</meta:generator>
  </office:meta>
</office:document-meta>
</file>